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c2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;<text:span text:style-name="T1">jkjndgj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1:14:42.146000000</meta:creation-date>
    <dc:date>2025-03-21T11:14:44.880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24.8.5.2$Windows_X86_64 LibreOffice_project/fddf2685c70b461e7832239a0162a77216259f22</meta:generator>
  </office:meta>
</office:document-meta>
</file>